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Courier New" svg:font-family="'Courier New'" style:font-adornments="Regular"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Standard">
      <style:paragraph-properties fo:break-before="page"/>
      <style:text-properties style:font-name="Liberation Sans" fo:font-weight="bold" style:font-weight-asian="bold" style:font-weight-complex="bold"/>
    </style:style>
    <style:style style:name="P5" style:family="paragraph" style:parent-style-name="Standard">
      <style:text-properties style:font-name="Liberation Sans"/>
    </style:style>
    <style:style style:name="P6" style:family="paragraph" style:parent-style-name="Standard">
      <style:text-properties style:font-name="Liberation Sans" fo:font-weight="bold" style:font-weight-asian="bold" style:font-weight-complex="bold"/>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text-properties fo:font-style="normal" style:font-style-asian="normal" style:font-style-complex="normal"/>
    </style:style>
    <style:style style:name="P9" style:family="paragraph" style:parent-style-name="Subtitle">
      <style:paragraph-properties fo:text-align="center" style:justify-single-word="false"/>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Contents_20_3">
      <style:paragraph-properties>
        <style:tab-stops>
          <style:tab-stop style:position="6.2992in" style:type="right" style:leader-style="dotted" style:leader-text="."/>
        </style:tab-stops>
      </style:paragraph-properties>
    </style:style>
    <style:style style:name="P13" style:family="paragraph" style:parent-style-name="Text_20_body" style:list-style-name="L1"/>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Heading_20_2">
      <style:paragraph-properties fo:margin-top="0.1665in" fo:margin-bottom="0.0835in" fo:keep-with-next="always"/>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Liberation Sans"/>
    </style:style>
    <style:style style:name="T5" style:family="text">
      <style:text-properties style:font-name="Liberation Sans" style:font-name-asian="DejaVu LGC Sans" style:font-name-complex="DejaVu LGC Sans"/>
    </style:style>
    <style:style style:name="T6" style:family="text">
      <style:text-properties style:font-name="Liberation Sans1" style:font-name-asian="Liberation Sans1" style:font-name-complex="Liberation Sans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Byteman</text:p>
      <text:p text:style-name="Title">Programmer's Guide</text:p>
      <text:p text:style-name="P9">Version 1.0.2</text:p>
      <text:p text:style-name="Subtitle">1<text:span text:style-name="T3">st</text:span> July 2009</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Introduction to Byteman<text:tab/>4</text:p>
          <text:p text:style-name="P11">Event Condition Action Rules<text:tab/>4</text:p>
          <text:p text:style-name="P11">Rule Bindings<text:tab/>5</text:p>
          <text:p text:style-name="P11">Built-in Conditions and Actions<text:tab/>5</text:p>
          <text:p text:style-name="P11">Extending or Replacing the Byteman Language Built-ins<text:tab/>6</text:p>
          <text:p text:style-name="P11">Agent Transformation<text:tab/>6</text:p>
          <text:p text:style-name="P11">ECA Rule Engine<text:tab/>7</text:p>
          <text:p text:style-name="P10">The Byteman Rule Language<text:tab/>9</text:p>
          <text:p text:style-name="P11">Rule Events<text:tab/>9</text:p>
          <text:p text:style-name="P11">Location Specifiers<text:tab/>10</text:p>
          <text:p text:style-name="P11">Rule Bindings<text:tab/>12</text:p>
          <text:p text:style-name="P11">Rule Expressions<text:tab/>13</text:p>
          <text:p text:style-name="P11">Rule Conditions<text:tab/>13</text:p>
          <text:p text:style-name="P11">Rule Actions<text:tab/>14</text:p>
          <text:p text:style-name="P11">Built-In Calls<text:tab/>15</text:p>
          <text:p text:style-name="P11">User-Defined Rule Helpers<text:tab/>16</text:p>
          <text:p text:style-name="P10">Byteman Rule Language Standard Built-Ins<text:tab/>18</text:p>
          <text:p text:style-name="P11">Thread Coordination Operations<text:tab/>18</text:p>
          <text:p text:style-name="P12">Waiters<text:tab/>18</text:p>
          <text:p text:style-name="P11">Rendezvous<text:tab/>19</text:p>
          <text:p text:style-name="P12">Aborting Execution<text:tab/>20</text:p>
          <text:p text:style-name="P11">Rule State Management Operations<text:tab/>20</text:p>
          <text:p text:style-name="P12">CountDowns<text:tab/>20</text:p>
          <text:p text:style-name="P11">Flags<text:tab/>21</text:p>
          <text:p text:style-name="P11">Counters<text:tab/>21</text:p>
          <text:p text:style-name="P11">Trace and Debug Operations<text:tab/>22</text:p>
          <text:p text:style-name="P12">Debugging<text:tab/>22</text:p>
          <text:p text:style-name="P12">Tracing<text:tab/>22</text:p>
          <text:p text:style-name="P10">Using Byteman<text:tab/>24</text:p>
          <text:p text:style-name="P11">Obtaining the sources<text:tab/>24</text:p>
          <text:p text:style-name="P11">Building Byteman<text:tab/>24</text:p>
          <text:p text:style-name="P11">Using Byteman<text:tab/>24</text:p>
          <text:p text:style-name="P11">Checking Rules Offline<text:tab/>25</text:p>
        </text:index-body>
      </text:table-of-content>
      <text:p text:style-name="Subtitle"/>
      <text:p text:style-name="P4">Legal Notices</text:p>
      <text:p text:style-name="P5">The information contained in this documentation is subject to change without notice.</text:p>
      <text:p text:style-name="P5">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6">Copyright</text:p>
      <text:p text:style-name="P5">JBoss, Home of Professional Open Source. Copyright 2008, Red Hat Middleware LLC, and individual contributors by the @authors tag. See the copyright.txt in the distribution for a full listing of individual contributors.</text:p>
      <text:p text:style-name="P5">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5">See the GNU General Public License for more details.</text:p>
      <text:p text:style-name="P5">You should have received a copy of the GNU Lesser General Public License along with this software; if not, write to the Free Software Foundation, Inc., 51 Franklin St, Fifth Floor, Boston, MA 02110-1301 USA, or see the FSF site: http://www.fsf.org. </text:p>
      <text:p text:style-name="P6">Restricted Rights Legend</text:p>
      <text:p text:style-name="P5">Use, duplication, or disclosure is subject to restrictions as set forth in contract subdivision (c)(1)(ii) of the Rights in Technical Data and Computer Software clause 52.227-FAR14.</text:p>
      <text:list xml:id="list534878716" text:style-name="Outline">
        <text:list-header>
          <text:h text:style-name="Heading_20_1" text:outline-level="1" text:is-list-header="true" text:restart-numbering="true" text:start-value="-1">Introduction to Byteman</text:h>
        </text:list-header>
      </text:list>
      <text:p text:style-name="Text_20_body">Byteman is a scripting tool designed primarily to support automation of tests for multi-threaded and multi-JVM Java applications via fault injection. It uses bytecode transformation to modify the runtime execution of the application without having to modify the source code. The possible modifications are essentially unlimited but the tool provides explicit support for test automation in three main areas:</text:p>
      <text:list xml:id="list436859006" text:style-name="L1">
        <text:list-item>
          <text:p text:style-name="P13">orchestrating the timing of activities performed by independent application threads</text:p>
        </text:list-item>
        <text:list-item>
          <text:p text:style-name="P13">tracing application execution</text:p>
        </text:list-item>
        <text:list-item>
          <text:p text:style-name="P13">subverting normal method execution</text:p>
        </text:list-item>
      </text:list>
      <text:p text:style-name="Text_20_body">Byteman is actually more general than this description appears to suggest. The functionality in the Byteman script language which is specific to test automation and thread management is supplied via a simple POJO plug-in. It is trivial to modify the script language to support language operations which are specific to other application domains. Indeed this can be done on a piecemeal basis for individual components of Byteman scripts. The core engine which underlies Byteman is a general purpose code injection program based around Event Condition Action rules.</text:p>
      <text:list xml:id="list430886233" text:continue-list="list534878716" text:style-name="Outline">
        <text:list-item>
          <text:list>
            <text:list-header>
              <text:h text:style-name="Heading_20_2" text:outline-level="2" text:is-list-header="true">Event Condition Action Rules</text:h>
            </text:list-header>
          </text:list>
        </text:list-item>
      </text:list>
      <text:p text:style-name="Text_20_body">Byteman primarily operates by introducing side-effects at specified points during execution according to a byteman script. A script comprises a sequence of Event Condition Action (ECA) <text:s/>rules language which define how the application behaviour should be transformed at runtime. The three components of these rules, event, condition and action, are used, respectively, to define:</text:p>
      <text:list xml:id="list504586424" text:style-name="L2">
        <text:list-item>
          <text:p text:style-name="P14"><text:span text:style-name="T1">where</text:span> during application execution a side-effect should occur</text:p>
        </text:list-item>
        <text:list-item>
          <text:p text:style-name="P14"><text:span text:style-name="T1">whether</text:span> the side-effect should happen or not</text:p>
        </text:list-item>
        <text:list-item>
          <text:p text:style-name="P14"><text:span text:style-name="T1">what</text:span> the side effect should be</text:p>
        </text:list-item>
      </text:list>
      <text:p text:style-name="Text_20_body">For example, in the following example rule the event specifies a trigger point in method <text:span text:style-name="Code_20_Text">get()</text:span> of class <text:span text:style-name="Code_20_Text">BoundedBuffer</text:span>. The precise location of the trigger point is just before method <text:span text:style-name="Code_20_Text">get()</text:span> makes a call to method <text:span text:style-name="Code_20_Text">Object.wait()</text:span> <text:span text:style-name="T6">─</text:span> the example assumes that get() suspends its caller by calling this method if the buffer is empty.</text:p>
      <text:p text:style-name="Code">RULE throw on Nth empty get<text:line-break/>CLASS org.my.BoundedBuffer<text:line-break/>METHOD get()<text:line-break/>AT INVOKE Object.wait()<text:line-break/>BIND buffer = $0<text:line-break/>IF countDown(buffer)<text:line-break/>DO throw org.my.ClosedException(buffer)<text:line-break/>ENDRULE</text:p>
      <text:p text:style-name="Text_20_body">The event also establishes a binding for variable <text:span text:style-name="Code_20_Text">buffer</text:span> assigning it with the value $0 which refers to the recipient (<text:span text:style-name="Code_20_Text">this</text:span>) argument of the <text:span text:style-name="Code_20_Text">get()</text:span> call which triggered the rule. The condition invokes the standard Byteman built-in <text:span text:style-name="Code_20_Text">countdown(Object)</text:span> which decrements a CountDown associated with the buffer <text:span text:style-name="T6">─</text:span> the example assumes some other rule has called <text:span text:style-name="Code_20_Text">addCountDown(buffer, N)</text:span> to create this CountDown and initialise it with value <text:span text:style-name="Code_20_Text">N</text:span>. The <text:span text:style-name="Code_20_Text">countdown</text:span> built-in returns true when the value of the CountDown decrements to zero.</text:p>
      <text:p text:style-name="Text_20_body"><text:soft-page-break/>So, in this example the condition will evaluate to <text:span text:style-name="Code_20_Text">false</text:span> the first N-1 times that a getter attempts to wait. At the Nth triggering the condition will evaluate to <text:span text:style-name="Code_20_Text">true</text:span> and the rule will fire, running the built-in action throw. This will cause the triggering thread to throw a <text:span text:style-name="Code_20_Text">ClosedException</text:span> from the call to <text:span text:style-name="Code_20_Text">get()</text:span>.</text:p>
      <text:p text:style-name="Text_20_body">In order to use Byteman to test a Java application the JVM must be started with extra command line arguments. These arguments point the JVM at the Byteman scripting engine and identify a set of Byteman rule files specifying the side-effects to be introduced into the application under test. The engine applies the rules to any code which contains a location matching <text:s/>a rule trigger point. Rules may be supplied in a single script or as a set of scripts, the latter allowing reuse of rules across related tests.</text:p>
      <text:list xml:id="list1031582071" text:continue-list="list430886233" text:style-name="Outline">
        <text:list-item>
          <text:list>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It also means that actions can be specific to the particular case in hand.</text:p>
      <text:p text:style-name="Text_20_body">For example, a rule might be attached to a database insertion method whose first parameter was the primary key of the record being created. The rule action could refer to this parameter (it would use the parameter reference <text:span text:style-name="Code_20_Text">$1</text:span>) supplying it as the argument to an addCountDown call. Another rule attached to a database read method could employ a condition which passed this parameter to built-in countDown, decrementing any counter associated with this key. Its action might throw a read exception. With this example a separate countdown would be added for each newly inserted record. An exception would be thrown for each inserted record at the Nth read. However, an exception would not be thrown for reads on existing records since built-in countDown returns false if no countdown exists with the supplied key.</text:p>
      <text:list xml:id="list2141852821" text:continue-numbering="true" text:style-name="Outline">
        <text:list-item>
          <text:list>
            <text:list-header>
              <text:h text:style-name="Heading_20_2" text:outline-level="2" text:is-list-header="true"><text:bookmark-start text:name="DDE_LINK14"/>Built-in Conditions and Actions<text:bookmark-end text:name="DDE_LINK14"/></text:h>
            </text:list-header>
          </text:list>
        </text:list-item>
      </text:list>
      <text:p text:style-name="Text_20_body">Byteman provides a suite of built-in conditions and actions used to coordinate the activities of independent threads e.g. delays, waits and signals, countdowns, flag operations and so on. These are particularly useful for testing multi-threaded programs subject to arbitrary scheduling orders. Judicious insertion of bytema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text:soft-page-break/>method in which the rule is located declares the exception in its throws list. Finally, a <text:span text:style-name="T1">kill</text:span> action allows a machine crash to be simulated by configuring an immediate exit from the JVM.</text:p>
      <text:p text:style-name="Text_20_body">It is worth noting that rules are not just restricted to using built-in operations. Application-specific side-effects can also be introduced by invoking public Java methods in rule events, conditions or actions. The obvious target for such methods is objects supplied from the triggering method using bindings. However, it is also possible to access static data and invoke static methods of any class accessible from the classloader of the triggering method. So, it is quite feasible to use Byteman rules to apply arbitrary modifications to the original program.</text:p>
      <text:list xml:id="list1246928447" text:continue-numbering="true" text:style-name="Outline">
        <text:list-item>
          <text:list>
            <text:list-header>
              <text:h text:style-name="Heading_20_2" text:outline-level="2" text:is-list-header="true">Extending or Replacing the Byteman Language Built-ins</text:h>
            </text:list-header>
          </text:list>
        </text:list-item>
      </text:list>
      <text:p text:style-name="Text_20_body">Another option to bear in mind is that the set of built-in operations available to Byteman rules is not fixed. The rule engine works by mapping built-in operations which occur in a given rule to public instance methods of a helper class associated with the rule. By default, this helper class is <text:span text:style-name="Code_20_Text">org.jboss.byteman.rule.helper.Helper</text:span>. which provides the standard set of built-ins designed to simplify management of threads in a multi-threaded application. However, it is possible to specify an alternative helper class for each individual rule.</text:p>
      <text:p text:style-name="Text_20_body">Any non-abstract class may be specified as the helper. Its public instance methods automatically become available as built-in operations in the rule event, condition and action. For example, by specifying a helper class which extended the default class, Helper, <text:s/>a rule would be able to use any of the existing built-ins and/or also make rule-specific (or application-specific) built-in calls. So, although the default Byteman rule language is oriented towards orchestrating the behaviour of independent threads in multi-threaded tests, Byteman can easily be reconfigured to support a much wider range of application requirements.</text:p>
      <text:list xml:id="list687184480" text:continue-numbering="true" text:style-name="Outline">
        <text:list-item>
          <text:list>
            <text:list-header>
              <text:h text:style-name="Heading_20_2" text:outline-level="2" text:is-list-header="true">Agent Transformation</text:h>
            </text:list-header>
          </text:list>
        </text:list-item>
      </text:list>
      <text:p text:style-name="Text_20_body">The bytecode modifications performed by Byteman are implemented using a <text:span text:style-name="T1">Java agent</text:span> program. JVM class loaders provide agents with an opportunity to modify loaded bytecode just prior to <text:s/>compilation (see package <text:span text:style-name="Code_20_Text">java.lang.Instrumentation</text:span> for details of how Java agents work). The Byteman agent reads the rule script at JVM bootstrap. It then monitors method code as it is loaded looking for <text:span text:style-name="T1">trigger points</text:span>, locations in the method bytecode which match the locations specified in rule events.</text:p>
      <text:p text:style-name="Text_20_body">The agent inserts <text:span text:style-name="T1">trigger calls</text:span> into code at each point which matches a rule event. Trigger calls are calls to the rule execution engine which identify:</text:p>
      <text:list xml:id="list1543983597" text:style-name="L3">
        <text:list-item>
          <text:p text:style-name="P15">the <text:span text:style-name="T1">trigger method</text:span>, i.e. the method which contains the trigger point</text:p>
        </text:list-item>
        <text:list-item>
          <text:p text:style-name="P15">the rule which has been matched</text:p>
        </text:list-item>
        <text:list-item>
          <text:p text:style-name="P15">the arguments to the trigger method</text:p>
        </text:list-item>
      </text:list>
      <text:p text:style-name="Text_20_body">If several rules match the same trigger point then there will be a sequence of trigger calls, one for each matching rule, and rules will be triggered in the order they appear in their script(s).</text:p>
      <text:p text:style-name="Text_20_body">When a trigger call occurs the rule execution engine locates the relevant rule and then executes it. The rule execution engin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ext:soft-page-break/>Trigger calls pass the method recipient (this) and method arguments to the rule engine. These values may be referred to in the condition and action with a standard naming convention, <text:span text:style-name="Code_20_Text">$0</text:span>, <text:span text:style-name="Code_20_Text">$1</text:span> etc. The event specification can introduce bindings for additional variables. Bindings for these variables may be initialized using literal data or by invoking methods or operations on the method parameters and/or static data. Variables bound in the event can simply be referred to by name in the condition or action. Bindings allow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rigger call, making them available as default bindings.</text:p>
      <text:p text:style-name="Text_20_body">The agent also compiles exception handler code around the trigger calls in order to deal with exceptions which might arise during rule processing. This is not intended to handle errors detected during operation of the rule execution engine (they should all be caught and dealt with internally). Exceptions are thrown out of the execution engine to alter the flow of control through the triggering method. Normally, after returning from a trigger call the triggering thread continues to execute the original method code. However, a rule can use the <text:span text:style-name="Code_20_Text">return</text:span> and <text:span text:style-name="Code_20_Text">throw</text:span> built-in actions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is avoids normal execution of the remaining code in the body of the triggering method. If there are other trigger calls pending at the trigger point then these are also bypassed when a <text:span text:style-name="Code_20_Text">return</text:span> or <text:span text:style-name="Code_20_Text">throw</text:span> action is executed.</text:p>
      <text:list xml:id="list1437372339" text:continue-list="list687184480" text:style-name="Outline">
        <text:list-item>
          <text:list>
            <text:list-header>
              <text:h text:style-name="P19" text:outline-level="2" text:is-list-header="true">ECA <text:span text:style-name="T5">Rule</text:span> Engine</text:h>
            </text:list-header>
          </text:list>
        </text:list-item>
      </text:list>
      <text:p text:style-name="Text_20_body">The Byteman rule execution engine consists of a rule parser, type checker and interpreter/compiler. The rule parser is invoked by the agent during bootstrap. This provides enough information to enable the agent to identify potential trigger points.</text:p>
      <text:p text:style-name="Text_20_body">Rules cannot be type checked and compiled until the class and method bytecode they refer to has been loaded. This is because type checking requires identifying properties of the trigger class and, potentially, of classes it mentions using reflection.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In the basic operating mode, trigger calls execute a rule by interpreting the rule parse tree. It is also possible to configure the rule engine to translate the rule bindings, condition and actions to bytecode which can then be passed by the JIT compiler. In either case, <text:soft-page-break/>execution is performed with the help of an auxiliary class generated at runtime by the Byteman agent called a <text:span text:style-name="T1">helper adapter</text:span>. This class is actually a subclass of the helper class associated with the rule. It inherits from the helper class so that it knows how to execute built-in operations defined by the helper class. A subclass is used to add extra functionality required by the rule system, most notably method <text:span text:style-name="Code_20_Text">execute</text:span> which gets called at the trigger point and a local bindings field which stores a hashmap mapping method parameters and event variables to their bound values.</text:p>
      <text:p text:style-name="Text_20_body">When a rule is triggered the <text:s/>rule engine creates an instance of the rule's <text:span text:style-name="T2">helper adapter</text:span><text:span text:style-name="T1"> </text:span><text:span text:style-name="T2">class</text:span> to provide a context for the trigger call. It uses setter methods generated by the Byteman agent to initialise the rule and bindings fields and then it calls the adapter instance's execute method. Since each rule triggering is handled by its own adapter instance this ensures that concurrent triggers of the same rule from different threads do not interfere with each other.</text:p>
      <text:p text:style-name="Text_20_body">The <text:s/>interpreted version of <text:span text:style-name="Code_20_Text">execute0</text:span> locates the triggered rule and, from there, the parse tree for the event, condition and action. It traverses the parse trees of these three rule components evaluating each expression recursively. Bindings are looked up or assigned during rule execution when they are referred to from within the rule event, condition or action. When the execute method encounters a call to a built-in it can execute this call <text:s text:c="2"/>using reflection to invoke one of the methods inherited from its helper superclass.</text:p>
      <text:p text:style-name="Text_20_body">When compilation of rules <text:s/>is enabled the Byteman agent generates an execute method which contains inline bytecode derived from the rule event condition and action. This directly encodes all the operations and method invocations defined in the rule. This code accesses bindings and executes built-ins in the same way as the interpreted code except that calls to built-in are compiled as direct method invocations on this rather than relying on reflective invocation.</text:p>
      <text:p text:style-name="Text_20_body">Although compilation takes slightly more time to generate it should provide a performance pay off <text:s/>where the trigger method gets called many times. <text:s/>Ideally, compilation should be selectable per rule or across the board for all rules in a rule set. At present it can only be enabled or disabled globally.</text:p>
      <text:p text:style-name="Text_20_body"/>
      <text:list xml:id="list446638764" text:continue-numbering="true" text:style-name="Outline">
        <text:list-header>
          <text:h text:style-name="Heading_20_1" text:outline-level="1" text:is-list-header="true">The Byteman 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xml:id="list1758058983" text:continue-numbering="true" text:style-name="Outline">
        <text:list-item>
          <text:list>
            <text:list-header>
              <text:h text:style-name="P19"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text:soft-page-break/>point inserted.</text:p>
      <text:p text:style-name="Text_20_body">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Byteman agent <text:span text:style-name="T1">will not</text:span> transform any classes in package <text:span text:style-name="Code_20_Text">java.lang</text:span> nor classes in package <text:s/><text:span text:style-name="Code_20_Text">org.jboss.byteman</text:span> (the byteman package itself).</text:p>
      <text:list xml:id="list920396560" text:continue-numbering="true" text:style-name="Outline">
        <text:list-item>
          <text:list>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text:soft-page-break/>belonging to an instance of class <text:span text:style-name="Code_20_Text">CoordinatorEngine</text:span>.</text:p>
      <text:p text:style-name="Text_20_body">The full set of location specifiers is as follows</text:p>
      <text:p text:style-name="Code"><text:bookmark-start text:name="DDE_LINK12"/>AT ENTRY<text:bookmark-end text:name="DDE_LINK12"/><text:line-break/>AT EXIT<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span><text:bookmark-start text:name="DDE_LINK11"/><text:span text:style-name="T1"><text:line-break/>AFTER SYNCHRONIZE [count]</text:span><text:bookmark-end text:name="DDE_LINK11"/><text:span text:style-name="T1"><text:line-break/>AT THROW [typename] [count]</text:span></text:p>
      <text:p text:style-name="P8">If a location specifier is provided it must immediately follow the <text:span text:style-name="Code_20_Text">METHOD</text:span> specifier. If no location specifier is provided it defaults to <text:span text:style-name="Code_20_Text">AT ENTRY</text:span>.</text:p>
      <text:p text:style-name="P8">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8">An <text:span text:style-name="Code_20_Text">AT EXIT</text:span> specifier locates a trigger point at each location in the trigger method where a normal return of control occurs (i.e. wherever there is an implicit or explicit return but not where a throw exits the method).</text:p>
      <text:p text:style-name="P8">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8">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8">An <text:span text:style-name="Code_20_Text">AFTER READ</text:span> specification is identical to an AT READ specification except that it locates the trigger point after the <text:span text:style-name="Code_20_Text">getField</text:span> bytecode.</text:p>
      <text:p text:style-name="P8"><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ext:soft-page-break/>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8"><text:span text:style-name="Code_20_Text">AT SYNCHRONIZE</text:span> and <text:span text:style-name="Code_20_Text">AFTER SYNCHRONIZE</text:span> specifiers identify synchronization blocks 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8">An <text:span text:style-name="Code_20_Text">AT THROW</text:span> specifier identifies a throw operation within the trigger method as the trigger point. The throw operation may be qualified by a, possibly package-qualified, typename identifying the lexical type of the thrown exception. If a count <text:span text:style-name="T1">N</text:span> is supplied then the location specifies the <text:span text:style-name="T1">N</text:span>th textual occurrence of a throw. n.b. the exception typename will be ignored in the current release.</text:p>
      <text:p text:style-name="P8">n.b. for hysterical reasons <text:span text:style-name="Code_20_Text">CALL</text:span> may be used as a synonym for <text:span text:style-name="Code_20_Text">INVOKE</text:span>, <text:span text:style-name="Code_20_Text">RETURN</text:span> may be used as a synonym for <text:span text:style-name="Code_20_Text">EXIT</text:span> and the <text:span text:style-name="Code_20_Text">AT</text:span> in an <text:span text:style-name="Code_20_Text">AT LINE</text:span> specifier is optional.</text:p>
      <text:list xml:id="list735940906" text:continue-numbering="true" text:style-name="Outline">
        <text:list-item>
          <text:list>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xml:id="list1556895994" text:continue-numbering="true" text:style-name="Outline">
        <text:list-item>
          <text:list>
            <text:list-header>
              <text:h text:style-name="Heading_20_2" text:outline-level="2" text:is-list-header="true"><text:soft-page-break/>Rule Expressions</text:h>
            </text:list-header>
          </text:list>
        </text:list-item>
      </text:list>
      <text:p text:style-name="Text_20_body">Expressions which occur on the right hand side of the <text:span text:style-name="Code_20_Text">=</text:span> operator in event bindings can be simple expressions i.e.</text:p>
      <text:list xml:id="list543886410" text:style-name="L4">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xml:id="list936698879" text:style-name="L5">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xml:id="list1448463574" text:style-name="L6">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xml:id="list562831961" text:continue-list="list1556895994" text:style-name="Outline">
        <text:list-item>
          <text:list>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text:soft-page-break/>#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xml:id="list344849680" text:continue-numbering="true" text:style-name="Outline">
        <text:list-item>
          <text:list>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text:soft-page-break/>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throwing wrong state”),<text:line-break/> <text:s text:c="2"/>throw WrongStateException()<text:line-break/>ENDRULE</text:p>
      <text:p text:style-name="Text_20_body">An empty action list may be specified using the keyword <text:span text:style-name="Code_20_Text">NOTHING</text:span>. </text:p>
      <text:list xml:id="list1389653452" text:continue-numbering="true" text:style-name="Outline">
        <text:list-item>
          <text:list>
            <text:list-header>
              <text:h text:style-name="Heading_20_2" text:outline-level="2" text:is-list-header="true">Built-In Calls</text:h>
            </text:list-header>
          </text:list>
        </text:list-item>
      </text:list>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referring back to the last few examples, it is apparent that the helper class implements a debugging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Code_20_Text">debug</text:span> built-in is executed the rule engine calls the corresponding method of the current helper instance passing it the string <text:span text:style-name="Code_20_Text">“killing JVM”</text:span>. Method <text:span text:style-name="Code_20_Text">killJVM</text:span> is <text:soft-page-break/>another built-in <text:s/>implemented by an instance method of the default helper class <text:span text:style-name="Code_20_Text">Helper</text:span>.</text:p>
      <text:p text:style-name="P1">Note that method <text:span text:style-name="Code_20_Text">debug</text:span> has a boolean signature so that tracing can also be performed in rule conditions. This would normally occur in combination with a test of some bound variable or method parameter, for example:</text:p>
      <text:p text:style-name="Code">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Helper</text:span> as built-in operations. So when the rule type checker encounters an invocation of <text:span text:style-name="Code_20_Text">debug</text:span> with no recipient supplied it identifies that <text:span text:style-name="Code_20_Text">debug</text:span> is a method of <text:s/>class <text:span text:style-name="Code_20_Text">Helper</text:span> and automatically type checks the call against this method. At execution time the call is executed by invoking the implementation of <text:span text:style-name="Code_20_Text">debug</text:span> on the helper instance created under the rule trigger call.</text:p>
      <text:p text:style-name="P1">This feature allows additional built-ins to be added to the rule engine simply by adding new helper implementations. No changes are required to the parser, type checker and compiler in order for this to work.</text:p>
      <text:list xml:id="list2000600844" text:continue-numbering="true" text:style-name="Outline">
        <text:list-item>
          <text:list>
            <text:list-header>
              <text:h text:style-name="Heading_20_2" text:outline-level="2" text:is-list-header="true">User-Defined Rule Helpers</text:h>
            </text:list-header>
          </text:list>
        </text:list-item>
      </text:list>
      <text:p text:style-name="Text_20_body">A rule can specify it's own helper class if it wants to extend, override or replace the set of built-in calls available for use in its event, condition or action. For example, in the following rule, class <text:s/><text:span text:style-name="Code_20_Text">FailureInjector</text:span> is used as the helper class. Its boolean instance method <text:span text:style-name="Code_20_Text">injectWrongState(CoordinatorEngine)</text:span> is called from the condition to decide whether or not to throw a <text:span text:style-name="Code_20_Text">WrongStateException</text:span>.</text:p>
      <text:p text:style-name="Code"># helper example<text:line-break/>RULE help yourself<text:line-break/>CLASS com.arjuna.wst11.messaging.engines.CoordinatorEngine<text:line-break/>METHOD commit<text:line-break/>HELPER com.arjuna.wst11.messaging.engines.FailureInjector<text:line-break/>AT EXIT<text:line-break/>BIND NOTHING<text:line-break/>IF injectWrongState($0)<text:line-break/>DO throw WrongStateException()<text:line-break/>ENDRULE</text:p>
      <text:p text:style-name="Text_20_body">A helper class does not need to implement any special interface or inherit from any pre-defined class. It merely needs to provide instance methods to resolve the built-in calls which occur in the rule. By sub-classing the default helper it is possible to extend or override the default set of methods. For example, the following rule employs a helper which adds emphasis to the debug messages printed by the rule.</text:p>
      <text:p text:style-name="Code"><text:soft-page-break/># helper example 2<text:line-break/>RULE help yourself but rely on others<text:line-break/>CLASS com.arjuna.wst11.messaging.engines.CoordinatorEngine<text:line-break/>METHOD commit<text:line-break/>HELPER HelperSub<text:line-break/>AT ENTRY<text:line-break/>BIND NOTHING<text:line-break/>IF NOT flagged($0)<text:line-break/>DO debug(“throwing wrong state”),<text:line-break/> <text:s text:c="2"/>flag($0)<text:line-break/> <text:s text:c="2"/>throw WrongStateException()<text:line-break/>ENDRULE<text:line-break/><text:line-break/>class HelperSub extends Helper<text:line-break/>{<text:line-break/> <text:s text:c="3"/>public boolean debug(String message)<text:line-break/> <text:s text:c="3"/>{<text:line-break/> <text:s text:c="7"/>super(“!!! IMPORTANT EVENT !!! “ + message);<text:line-break/> <text:s text:c="3"/>}<text:line-break/>}</text:p>
      <text:p text:style-name="Text_20_body">The rule <text:s/>is still able to employ the built-in methods <text:span text:style-name="Code_20_Text">flag</text:span> and <text:span text:style-name="Code_20_Text">flagged</text:span> defined by the default helper class.</text:p>
      <text:list xml:id="list1398041282" text:continue-numbering="true" text:style-name="Outline">
        <text:list-header>
          <text:h text:style-name="Heading_20_1" text:outline-level="1" text:is-list-header="true">Byteman Rule Language Standard Built-Ins</text:h>
        </text:list-header>
      </text:list>
      <text:p text:style-name="P2">The default helper class provides the following standard suite of built-in calls for use in rule expressions. These are primarily intended for use in condition and action expressions but they may also be called in event bindings. They provide features which are designed to make it easy to perform complex tests, in particular to coordinate the actions of threads in multi-threaded applications. Built-in operations divide into three categories, thread coordination operations, rule state management operations and trace and debug operations</text:p>
      <text:list xml:id="list1537723357" text:continue-numbering="true" text:style-name="Outline">
        <text:list-item>
          <text:list>
            <text:list-header>
              <text:h text:style-name="Heading_20_2" text:outline-level="2" text:is-list-header="true">Thread Coordination Operations</text:h>
              <text:list>
                <text:list-header>
                  <text:h text:style-name="Heading_20_3" text:outline-level="3" text:is-list-header="true">Waiters</text:h>
                </text:list-header>
              </text:list>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Wake(Object identifier, boolean mustMeet)<text:line-break/>public boolean signalThrow(Object identifier)<text:line-break/>public boolean signalThrow(Object identifier, boolean mustMeet)</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to associate wait and signal operations. The Helper class <text:s/>employs it's own private Waiter object to manage the synchronization activity.</text:p>
      <text:p text:style-name="Text_20_body"><text:span text:style-name="Code_20_Text">waitFor</text:span> is intended for use in a rule action. It suspends the current thread on the Waiter associated with the identifier until either a <text:span text:style-name="Code_20_Text">signalWake</text:span> or a <text:span text:style-name="Code_20_Text">signalThrow</text:span> is called with the same identifier. In the former case the thread will continue processing any subsequent actions and then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on the relevant Waiter for a signal. It returns false if there are no threads waiting.</text:p>
      <text:p text:style-name="Text_20_body"><text:span text:style-name="Code_20_Text">signalWake</text:span> is intended for use in rule conditions or actions. If there are threads waiting on the Waiter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Wake</text:span> takes an optional argument <text:span text:style-name="Code_20_Text">mustMeet</text:span> which is useful in situations where it <text:soft-page-break/>cannot be guaranteed that the waiting thread will reach its trigger point before the signalling thread arrives at its trigger point. If this argument is supplied as <text:span text:style-name="Code_20_Text">true</text:span> then the signalling thread will not deliver its signal until another thread is waiting. If necessary the signalling thread will suspend until a waiting thread arrives. Supplying value <text:span text:style-name="Code_20_Text">false</text:span> is equivalent to omitting the optional argument.</text:p>
      <text:p text:style-name="Text_20_body"><text:span text:style-name="Code_20_Text">signalThrow</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p text:style-name="Text_20_body">signalThrow also takes an optional argument <text:span text:style-name="Code_20_Text">mustMeet</text:span> which enables the same behaviour as for <text:span text:style-name="Code_20_Text">signalWake</text:span>..</text:p>
      <text:list xml:id="list1403595457" text:continue-numbering="true" text:style-name="Outline">
        <text:list-item>
          <text:list>
            <text:list-header>
              <text:h text:style-name="Heading_20_2" text:outline-level="2" text:is-list-header="true">Rendezvous</text:h>
            </text:list-header>
          </text:list>
        </text:list-item>
      </text:list>
      <text:p text:style-name="P1">Waiters are useful in situations where there is an asymmetrical relationship between threads: one or more threads need to wait for an event which will be signalled by the thread in which the event happens. A rendezvous provides a way of synchronizing where there is no such asymmetry. A rendezvous also provides a way of introducing asymmetry since it sorts threads by order of arrival. The value returned from the rendezvous built-in can be checked to identify, say, <text:s/>the first (or last) thread to arrive and that thread can be the one whose action is triggered. </text:p>
      <text:p text:style-name="Code">public boolean createRendezvous(Object identifier,<text:line-break/> <text:s text:c="31"/>int expected)<text:line-break/>public boolean createRendezvous(Object identifier,<text:line-break/> <text:s text:c="31"/>int expected,<text:line-break/> <text:s text:c="31"/>boolean rejoinable)<text:line-break/>public boolean rendezvous(Object identifier)<text:line-break/>public boolean isRendezvous(Object identifier, int expected)<text:line-break/>public int getRendezvous(Object identifier, int expected)</text:p>
      <text:p text:style-name="P1"><text:span text:style-name="Code_20_Text">createRendezvous</text:span> creates a rendezvous identified by <text:span text:style-name="Code_20_Text">identifier</text:span>. <text:span text:style-name="Code_20_Text">count</text:span> identifies the number of threads which must meet at the rendezvous before any one of them is allowed to <text:s/>continue execution. The optional argument <text:span text:style-name="Code_20_Text">rejoinable</text:span> defaults to false in which case any attempt to meet once the first <text:span text:style-name="Code_20_Text">count</text:span> threads have arrived will fail. If it is supplied as <text:span text:style-name="Code_20_Text">true</text:span> then once <text:span text:style-name="Code_20_Text">count</text:span> threads have arrived the rendezvous will be reset, enabling another round of meetings to occur. <text:span text:style-name="Code_20_Text">createRendezvous</text:span> returns <text:span text:style-name="Code_20_Text">true</text:span> if the rendezvous is created. If a rendezvous identified by <text:span text:style-name="Code_20_Text">identifier</text:span> already exists it returns <text:span text:style-name="Code_20_Text">false</text:span>. Note that it is legitimate (although pathological) to supply a count of <text:span text:style-name="Code_20_Text">1</text:span>.</text:p>
      <text:p text:style-name="P1"><text:span text:style-name="Code_20_Text">rendezvous</text:span> is called to meet other threads at a rendezvous identified by <text:span text:style-name="Code_20_Text">identifier</text:span>. If the number of threads (<text:span text:style-name="T1">including the calling thread</text:span><text:span text:style-name="T2">)</text:span> arrived at the rendezvous is less than the expected count then the calling thread is suspended. If the number of threads equals the expected count then all suspended threads are awoken. A rejoinable rendezvous has its arrived count reset to <text:span text:style-name="Code_20_Text">0 </text:span>at this point. If the rendezvous is not rejoinable then it is deleted and any subsequent call to <text:span text:style-name="Code_20_Text">rendezvous</text:span> using the original identifier will return <text:span text:style-name="Code_20_Text">-1</text:span>. </text:p>
      <text:p text:style-name="P1"><text:span text:style-name="Code_20_Text">isRendezvous</text:span> will return true if a rendezvous identified by <text:span text:style-name="Code_20_Text">identifier</text:span> with the <text:span text:style-name="Code_20_Text">expected</text:span> count is currently active. If there is no active rendezvous identified by <text:span text:style-name="Code_20_Text">identifier</text:span> or it exists but has a different expected count then <text:span text:style-name="Code_20_Text">getRendezvous</text:span> will return <text:span text:style-name="Code_20_Text">false</text:span>.</text:p>
      <text:p text:style-name="P1"><text:bookmark-start text:name="DDE_LINK15"/><text:span text:style-name="Code_20_Text">getRendezvous</text:span> will return the number of threads waiting at the rendezvous identified by <text:span text:style-name="Code_20_Text">identifier</text:span> or <text:span text:style-name="Code_20_Text">0</text:span> if no threads are currently waiting. If there is no rendezvous identified <text:soft-page-break/>by <text:span text:style-name="Code_20_Text">identifier</text:span> or it exists but has a different expected count then <text:span text:style-name="Code_20_Text">getRendezvous</text:span> will return <text:span text:style-name="Code_20_Text">-1</text:span>.</text:p>
      <text:list xml:id="list1177588260" text:continue-numbering="true" text:style-name="Outline">
        <text:list-item>
          <text:list>
            <text:list-item>
              <text:list>
                <text:list-header>
                  <text:h text:style-name="Heading_20_3" text:outline-level="3" text:is-list-header="true">Aborting Execution</text:h>
                </text:list-header>
              </text:list>
            </text:list-item>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xml:id="list1880078941" text:continue-numbering="true" text:style-name="Outline">
        <text:list-item>
          <text:list>
            <text:list-header>
              <text:h text:style-name="Heading_20_2" text:outline-level="2" text:is-list-header="true">Rule State Management Operations</text:h>
              <text:list text:continue-numbering="true">
                <text:list-header>
                  <text:h text:style-name="Heading_20_3" text:outline-level="3" text:is-list-header="true">CountDowns</text:h>
                </text:list-header>
              </text:list>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oft-page-break/><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same identifier. Note that this behaviour ensures that a race between multiple threads to decrement a counter from one or more rule conditions can only have one winner.</text:p>
      <text:list xml:id="list1940347077" text:continue-numbering="true" text:style-name="Outline">
        <text:list-item>
          <text:list>
            <text:list-header>
              <text:h text:style-name="Heading_20_2" text:outline-level="2" text:is-list-header="true"><text:bookmark-end text:name="DDE_LINK15"/>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before,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list xml:id="list91412253" text:continue-numbering="true" text:style-name="Outline">
        <text:list-item>
          <text:list>
            <text:list-header>
              <text:h text:style-name="Heading_20_2" text:outline-level="2" text:is-list-header="true">Counters</text:h>
            </text:list-header>
          </text:list>
        </text:list-item>
      </text:list>
      <text:p text:style-name="Text_20_body">The rule engine provides Counters which maintain global counts across independent rule triggerings. They can be created and initialised, read, incremented and decremented in order track and respond to the number of times various triggerings or firings have happened. Note that unlike CountDowns there are no special semantics associated with decrementing a Counter to zero. They may even have negative values. The API defined by the helper class is</text:p>
      <text:p text:style-name="Code"><text:bookmark-start text:name="DDE_LINK10"/><text:bookmark-start text:name="DDE_LINK9"/>public boolean createCounter(Object o)<text:bookmark-end text:name="DDE_LINK9"/><text:line-break/><text:bookmark-end text:name="DDE_LINK10"/><text:bookmark-start text:name="DDE_LINK91"/>public boolean createCounter(Object o, int count)<text:bookmark-end text:name="DDE_LINK91"/><text:line-break/>public boolean deleteCounter(Object o)<text:line-break/>public int readCounter(Object o)<text:line-break/>public int incrementCounter(Object o)<text:line-break/>public int decrementCounter(Object o)<text:line-break/></text:p>
      <text:p text:style-name="Text_20_body">As before, Counters are <text:s/>identified by an arbitrary object. All methods are designed to be used in rule conditions or actions. </text:p>
      <text:p text:style-name="Text_20_body"><text:bookmark-start text:name="DDE_LINK13"/><text:span text:style-name="Code_20_Text">createCounter</text:span><text:bookmark-end text:name="DDE_LINK13"/><text:bookmark-start text:name="DDE_LINK61"/> can be called to create a new Counter associated with <text:span text:style-name="Code_20_Text">identifier</text:span>. If argument <text:span text:style-name="Code_20_Text">count</text:span> is not supplied then the value of the new Counter defaults to 0. <text:span text:style-name="Code_20_Text">createCounter</text:span> returns <text:span text:style-name="Code_20_Text">true</text:span> if a new Counter was created and <text:span text:style-name="Code_20_Text">false</text:span> if a Counter <text:s/><text:soft-page-break/>associated with <text:span text:style-name="Code_20_Text">identifier</text:span> already exists. Note that the API is designed to ensure that race conditions between multiple threads trying to create a Counter from rule conditions can only have one winner.</text:p>
      <text:p text:style-name="Text_20_body"><text:span text:style-name="Code_20_Text">deleteCounter</text:span> can be called to delete any existing Counter associated with <text:span text:style-name="Code_20_Text">identifier</text:span>. It returns <text:span text:style-name="Code_20_Text">true</text:span> if the Counter was deleted and <text:span text:style-name="Code_20_Text">false</text:span> if no Counter was <text:s/>associated with <text:span text:style-name="Code_20_Text">identifier</text:span>. Note that the API is designed to ensure that race conditions between multiple threads trying to delete a Counter from rule conditions can only have one winner.</text:p>
      <text:p text:style-name="Text_20_body"><text:bookmark-end text:name="DDE_LINK61"/><text:span text:style-name="Code_20_Text">incrementCounter</text:span> can be called to increment the Counter associated with <text:span text:style-name="Code_20_Text">identifier</text:span>. If no such Counter exists it will create one with value 0 before incrementing it. It returns the new value of the Counter.</text:p>
      <text:p text:style-name="Text_20_body"><text:span text:style-name="Code_20_Text">decrementCounter</text:span> can be called to decrement the Counter associated with <text:span text:style-name="Code_20_Text">identifier</text:span>. If no such Counter exists it will create one with value 0 before decrementing it. It returns the new value of the Counter.</text:p>
      <text:p text:style-name="Text_20_body"><text:span text:style-name="Code_20_Text">readCounter</text:span> can be called to read the value of the Counter associated with <text:span text:style-name="Code_20_Text">identifier</text:span>. If no such Counter exists it will create one with value 0.</text:p>
      <text:list xml:id="list1220138197" text:continue-numbering="true" text:style-name="Outline">
        <text:list-item>
          <text:list>
            <text:list-header>
              <text:h text:style-name="Heading_20_2" text:outline-level="2" text:is-list-header="true">Trace and Debug Operations</text:h>
              <text:list text:continue-numbering="true">
                <text:list-header>
                  <text:h text:style-name="Heading_20_3" text:outline-level="3" text:is-list-header="true">Debugging</text:h>
                </text:list-header>
              </text:list>
            </text:list-header>
          </text:list>
        </text:list-item>
      </text:list>
      <text:p text:style-name="Text_20_body">The rule engine provides a simple built-in debug method to support conditional display of messages during rule execution.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p text:style-name="Text_20_body">Generation of debug messages can be switched on by setting the following system property on the JVM command line:</text:p>
      <text:p text:style-name="P7"><text:span text:style-name="Code_20_Text">org.jboss.byteman.debug</text:span></text:p>
      <text:list xml:id="list1056162109" text:continue-numbering="true" text:style-name="Outline">
        <text:list-item>
          <text:list>
            <text:list-item>
              <text:list>
                <text:list-header>
                  <text:h text:style-name="Heading_20_3" text:outline-level="3" text:is-list-header="true">Tracing</text:h>
                </text:list-header>
              </text:list>
            </text:list-item>
          </text:list>
        </text:list-item>
      </text:list>
      <text:p text:style-name="Text_20_body">The rule engine provides a set of built-in methods to support logging of trace messages during execution. Messages may be logged to System.out, Sytem.err or to a named file. <text:s/>The API defined by the helper class is</text:p>
      <text:p text:style-name="Code">public boolean traceOpen(Object identifier, String filename)<text:line-break/>public boolean traceOpen(Object identifier)<text:line-break/>public boolean traceClose(Object identifier)<text:line-break/>public boolean trace(Object identifier, String message)<text:line-break/>public boolean traceln(Object identifier, String message)</text:p>
      <text:p text:style-name="Text_20_body"><text:span text:style-name="Code_20_Text">traceOpen</text:span> opens the file identified by <text:span text:style-name="Code_20_Text">fileName</text:span> and associates it with <text:span text:style-name="Code_20_Text">identifier</text:span>, returning true. <text:span text:style-name="Code_20_Text">filename</text:span> can be either a relative or absolute path. Relative file names are located relative to the current working directory of the JVM. If there is already a file associated with <text:span text:style-name="Code_20_Text">identifier</text:span> then <text:span text:style-name="Code_20_Text">traceOpen</text:span> immediately returns false. If a file with the given name already exists it is opened in append mode. If <text:span text:style-name="Code_20_Text">filename</text:span> is omitted then a unique name is generated for the file which is guaranteed not to match any existing trace <text:soft-page-break/>file in the current working directory.</text:p>
      <text:p text:style-name="Text_20_body"><text:span text:style-name="Code_20_Text">traceClose</text:span> closes the file associated with <text:span text:style-name="Code_20_Text">identifier</text:span> and removes the association, returning true. If no open file is associated with <text:span text:style-name="Code_20_Text">identifier</text:span> it returns false.</text:p>
      <text:p text:style-name="Text_20_body"><text:span text:style-name="Code_20_Text">trace</text:span> prints <text:span text:style-name="Code_20_Text">message</text:span> to file associated with <text:span text:style-name="Code_20_Text">identifier</text:span>, returning true. If no open file is associated with identifier then a file will be opened and associated with <text:span text:style-name="Code_20_Text">identifier</text:span> as if a call to trace had been made with no file name supplied.</text:p>
      <text:p text:style-name="Text_20_body"><text:span text:style-name="Code_20_Text">traceln</text:span> prints <text:span text:style-name="Code_20_Text">message</text:span> to file associated with <text:span text:style-name="Code_20_Text">identifier</text:span> and appends a newline to the file, returning true. If no open file is associated with identifier then a file will be opened and associated with <text:span text:style-name="Code_20_Text">identifier</text:span> as if a call to trace had been made with no file name supplied.</text:p>
      <text:p text:style-name="Text_20_body">A caveat applies to the above descriptions for three special cases. If <text:span text:style-name="Code_20_Text">identifier</text:span> is <text:span text:style-name="Code_20_Text">null</text:span> or the string <text:span text:style-name="Code_20_Text">“out”</text:span>, then <text:span text:style-name="Code_20_Text">trace</text:span> and <text:span text:style-name="Code_20_Text">traceln</text:span> write to <text:span text:style-name="Code_20_Text">System.out</text:span>. If <text:span text:style-name="Code_20_Text">identifier</text:span> is the string <text:span text:style-name="Code_20_Text">“err”</text:span>, then <text:span text:style-name="Code_20_Text">trace</text:span> and <text:span text:style-name="Code_20_Text">traceln</text:span> write to <text:span text:style-name="Code_20_Text">System.err</text:span>. <text:span text:style-name="Code_20_Text">traceOpen</text:span> and <text:span text:style-name="Code_20_Text">traceClose</text:span> always return <text:span text:style-name="Code_20_Text">false</text:span> immediately if identifier has any of these values.</text:p>
      <text:list xml:id="list690965359" text:continue-numbering="true" text:style-name="Outline">
        <text:list-header>
          <text:h text:style-name="Heading_20_1" text:outline-level="1" text:is-list-header="true">Using Byteman</text:h>
          <text:list text:continue-numbering="true">
            <text:list-header>
              <text:h text:style-name="Heading_20_2" text:outline-level="2" text:is-list-header="true">Obtaining the sources</text:h>
            </text:list-header>
          </text:list>
        </text:list-header>
      </text:list>
      <text:p text:style-name="P1">Byteman sources are available from the JBossTS SVN repository located under directory workspace/adinn/orchestration (they will soon move to their own repository). The source tree includes an ext directory containing the external javacup, JFlex and ObjectWeb asm jars needed by the agent and rule code.</text:p>
      <text:p text:style-name="P1">The sources include some sample rule scripts located in directory dd/scripts.</text:p>
      <text:list xml:id="list1501574425" text:continue-numbering="true" text:style-name="Outline">
        <text:list-item>
          <text:list>
            <text:list-header>
              <text:h text:style-name="Heading_20_2" text:outline-level="2" text:is-list-header="true">Building Byteman</text:h>
            </text:list-header>
          </text:list>
        </text:list-item>
      </text:list>
      <text:p text:style-name="P1">Byteman builds to produce a single jar in build/lib/bytema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byteman jar. Other useful targets include 'parser' which rebuilds the javacup/JFlex parser from the gra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xml:id="list1645614731" text:continue-numbering="true" text:style-name="Outline">
        <text:list-item>
          <text:list>
            <text:list-header>
              <text:h text:style-name="Heading_20_2" text:outline-level="2" text:is-list-header="true">Using Byteman</text:h>
            </text:list-header>
          </text:list>
        </text:list-item>
      </text:list>
      <text:p text:style-name="P1">Using Byteman is refreshingly simple in that it only requires pointing the JVM at the agent code in the jar and at the script files containing the bytema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bytema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bytema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If <text:s/>system property</text:p>
      <text:p text:style-name="P7"><text:span text:style-name="Code_20_Text">org.jboss.byteman.compileToBytecode</text:span></text:p>
      <text:p text:style-name="P1"><text:soft-page-break/><text:s/>is set (with <text:span text:style-name="T1">any</text:span> value) then the rule execution engine will compile rules to bytecode before executing them. If this property is unset it will execute rules by interpreting the rule parse tree.</text:p>
      <text:p text:style-name="Text_20_body">The transformations performed by the agent can be observed by setting several environment variables which cause the transformed bytecode to be dumped to disk.</text:p>
      <text:p text:style-name="Text_20_body">If <text:s/>system property</text:p>
      <text:p text:style-name="P7"><text:span text:style-name="Code_20_Text">org.jboss.byteman.dump.generated.classes</text:span></text:p>
      <text:p text:style-name="P1"><text:s/>is set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7"><text:span text:style-name="Code_20_Text">org.jboss.bytema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If system property</text:p>
      <text:p text:style-name="P7"><text:span text:style-name="Code_20_Text">org.jboss.byteman.verbose</text:span></text:p>
      <text:p text:style-name="P1">is set then the rule execution engine will display a variety of trace messages as it <text:s/>parses, typechecks, compiles and executes rules.</text:p>
      <text:p text:style-name="P1">Note that the debug built-in is sensitive to this system property as well as to its own configuration switch</text:p>
      <text:p text:style-name="P7"><text:span text:style-name="Code_20_Text">org.jboss.byteman.debug</text:span></text:p>
      <text:p text:style-name="P1">If either of these properties is set then debug calls will print to <text:span text:style-name="Code_20_Text">System.out.</text:span></text:p>
      <text:list xml:id="list1015764155" text:continue-numbering="true" text:style-name="Outline">
        <text:list-item>
          <text:list>
            <text:list-header>
              <text:h text:style-name="Heading_20_2" text:outline-level="2" text:is-list-header="true"><text:span text:style-name="Code_20_Text"><text:span text:style-name="T4">Checking Rules Offline</text:span></text:span></text:h>
            </text:list-header>
          </text:list>
        </text:list-item>
      </text:list>
      <text:p text:style-name="P1"><text:span text:style-name="Code_20_Text"><text:span text:style-name="T4">The byteman jar includes a class which exposes a rule parser and type checker. This can be run offline before testing an application to check that rules are valid. It can be driven using a bash shell script </text:span></text:span><text:span text:style-name="Code_20_Text">bytemancheck.sh</text:span><text:span text:style-name="Code_20_Text"><text:span text:style-name="T4"> located in the </text:span></text:span><text:span text:style-name="Code_20_Text">bin</text:span><text:span text:style-name="Code_20_Text"><text:span text:style-name="T4"> directory of the release source tree. It needs to be supplied with a classpath locating the byteman jar and any application classes mentioned in the rules.</text:span></text:span></text:p>
      <text:p text:style-name="P1"><text:span text:style-name="Code_20_Text"><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Courier New" svg:font-family="'Courier New'" style:font-adornments="Regular"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default-outline-level="1" style:list-style-name="Outline"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list-style-name="Outline" style:class="text" style:master-page-name="">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Liberation Mono"/>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Liberation Sans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Liberation Sans1"/>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Liberation Sans1"/>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ext" style:family="paragraph" style:parent-style-name="Caption" style:class="extra"/>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Liberation Mono"/>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outline-style style:name="Outline">
      <text:outline-level-style text:level="1" text:style-name="Numbering_20_Symbols" style:num-prefix=" " style:num-suffix="." style:num-format="1">
        <style:list-level-properties text:min-label-distance="0.15in"/>
      </text:outline-level-style>
      <text:outline-level-style text:level="2" text:style-name="Numbering_20_Symbols" style:num-prefix=" " style:num-suffix="." style:num-format="1" text:display-levels="2">
        <style:list-level-properties text:min-label-distance="0.15in"/>
      </text:outline-level-style>
      <text:outline-level-style text:level="3" text:style-name="Numbering_20_Symbols" style:num-prefix=" " style:num-suffix=")" style:num-format="a">
        <style:list-level-properties text:min-label-distance="0.15in"/>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initial-creator>Andrew Dinn</meta:initial-creator>
    <meta:creation-date>2008-09-25T16:33:44</meta:creation-date>
    <dc:creator>Andrew Dinn</dc:creator>
    <dc:date>2009-07-01T10:19:48</dc:date>
    <meta:printed-by>Andrew Dinn</meta:printed-by>
    <meta:print-date>2008-09-26T17:21:42</meta:print-date>
    <meta:editing-cycles>70</meta:editing-cycles>
    <meta:editing-duration>PT31H15M56S</meta:editing-duration>
    <meta:document-statistic meta:table-count="0" meta:image-count="0" meta:object-count="0" meta:page-count="25" meta:paragraph-count="282" meta:word-count="9236" meta:character-count="58209"/>
    <meta:user-defined meta:name="Info 1"/>
    <meta:user-defined meta:name="Info 2"/>
    <meta:user-defined meta:name="Info 3"/>
    <meta:user-defined meta:name="Info 4"/>
  </office:meta>
</office:document-meta>
</file>